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The Global Gender Gap Index 2014</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Gender gap</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er Global Gender Gap Report stellt ein öffentlichles und weltweit relevantes Tool zur Verfügung dass Informationen zum Fortschritt in Geschlechtergleichheit in den jeweiligen Ländern bietet.</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e Global Gender Gap Report provides a public, globally relevant tool that delivers information on how countries are faring on gender equality.</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Word Economic Forum developed this indicator to show in percent how far the Gender Gap is closed in a certain country and is calculated by different subfactors: Economic participation and opportunity, Educational Attainment, Health and Survival, and Political Empowerment. People and their talents are the core that drives sustainable, long-term economic growth. If half of these talents are underdeveloped or underutilized, the economy will never grow as it could.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0.9,0.8,0.7,0.6</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FSFJ</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Die Score gibt an zu wie viel Prozent der Gender Gap in einem Land momentan geschlossen ist. 100% zeigt dementsprechend auf dass der Gender Gap vollkommen geschlossen ist. Es ist das Ziel um in allen Ländern diesen Gap vollkommen zu schließen. Yemen hat die niedrigste Score mit rund 0.51, daher findet eine Bewertung zwischen den Scores 50%-100% statt.</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00" calcext:value-type="float">
            <text:p>10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5,4,3,2,1, B) Methode,0.6,0.7,0.8,0.9,1</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16" calcext:value-type="date">
            <text:p>10/16/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number-columns-repeated="1023"/>
        </table:table-row>
        <table:table-row table:style-name="ro1">
          <table:table-cell table:style-name="ce1" office:value-type="string" calcext:value-type="string">
            <text:p>source$publisher</text:p>
          </table:table-cell>
          <table:table-cell table:style-name="ce1" office:value-type="string" calcext:value-type="string">
            <text:p>WEF (World Economic Forum)</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reports.weforum.org/global-gender-gap-report-2014/heatmap/,http://www.measuring-progress.eu/global-gender-gap-inde" xlink:type="simple">http://reports.weforum.org/global-gender-gap-report-2014/heatmap/,http://www.measuring-progress.eu/global-gender-gap-inde</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0.74" calcext:value-type="float">
            <text:p>0.7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0.73" calcext:value-type="float">
            <text:p>0.73</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0.78" calcext:value-type="float">
            <text:p>0.78</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0.69" calcext:value-type="float">
            <text:p>0.6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0.74" calcext:value-type="float">
            <text:p>0.74</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0.75" calcext:value-type="float">
            <text:p>0.75</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0.68" calcext:value-type="float">
            <text:p>0.68</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0.71" calcext:value-type="float">
            <text:p>0.71</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0.67" calcext:value-type="float">
            <text:p>0.67</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8" calcext:value-type="float">
            <text:p>0.8</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0.85" calcext:value-type="float">
            <text:p>0.85</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0.76" calcext:value-type="float">
            <text:p>0.76</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78" calcext:value-type="float">
            <text:p>0.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68" calcext:value-type="float">
            <text:p>0.68</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0.68" calcext:value-type="float">
            <text:p>0.68</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0.86" calcext:value-type="float">
            <text:p>0.86</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0.65" calcext:value-type="float">
            <text:p>0.6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0.79" calcext:value-type="float">
            <text:p>0.79</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66" calcext:value-type="float">
            <text:p>0.66</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0.77" calcext:value-type="float">
            <text:p>0.7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0.72" calcext:value-type="float">
            <text:p>0.72</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0.73" calcext:value-type="float">
            <text:p>0.73</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0.77" calcext:value-type="float">
            <text:p>0.77</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78" calcext:value-type="float">
            <text:p>0.78</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0.84" calcext:value-type="float">
            <text:p>0.84</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0.71" calcext:value-type="float">
            <text:p>0.71</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0.72" calcext:value-type="float">
            <text:p>0.72</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0.69" calcext:value-type="float">
            <text:p>0.6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69" calcext:value-type="float">
            <text:p>0.69</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0.68" calcext:value-type="float">
            <text:p>0.68</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0.74" calcext:value-type="float">
            <text:p>0.74</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0.75" calcext:value-type="float">
            <text:p>0.75</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64" calcext:value-type="float">
            <text:p>0.64</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73" calcext:value-type="float">
            <text:p>0.73</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82" calcext:value-type="float">
            <text:p>0.82</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78" calcext:value-type="float">
            <text:p>0.7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0.62" calcext:value-type="float">
            <text:p>0.6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0.74" calcext:value-type="float">
            <text:p>0.7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0.75" calcext:value-type="float">
            <text:p>0.75</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3" meta:object-count="0"/>
    <meta:generator>LibreOfficeDev/5.1.0.3$Linux_X86_64 LibreOffice_project/</meta:generator>
  </office:meta>
</office:document-meta>
</file>